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2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75cm" svg:height="1cm" svg:x="7.75cm" svg:y="10.5cm">
          <draw:text-box>
            <text:p>nom</text:p>
          </draw:text-box>
        </draw:frame>
        <draw:frame draw:style-name="gr1" draw:text-style-name="P1" draw:layer="layout" svg:width="4.75cm" svg:height="1cm" svg:x="7.75cm" svg:y="11.75cm">
          <draw:text-box>
            <text:p>Email</text:p>
          </draw:text-box>
        </draw:frame>
        <draw:frame draw:style-name="gr1" draw:text-style-name="P1" draw:layer="layout" svg:width="4.75cm" svg:height="1cm" svg:x="7.75cm" svg:y="13cm">
          <draw:text-box>
            <text:p>Mdp</text:p>
          </draw:text-box>
        </draw:frame>
      </draw:page>
      <draw:page draw:name="page2" draw:style-name="dp1" draw:master-page-name="Standard">
        <draw:frame draw:style-name="gr1" draw:text-style-name="P1" draw:layer="layout" svg:width="4.75cm" svg:height="1cm" svg:x="7.75cm" svg:y="11.75cm">
          <draw:text-box>
            <text:p>Email</text:p>
          </draw:text-box>
        </draw:frame>
        <draw:frame draw:style-name="gr1" draw:text-style-name="P1" draw:layer="layout" svg:width="4.75cm" svg:height="1cm" svg:x="7.75cm" svg:y="13cm">
          <draw:text-box>
            <text:p>Mdp</text:p>
          </draw:text-box>
        </draw:frame>
      </draw:page>
      <draw:page draw:name="page3" draw:style-name="dp1" draw:master-page-name="Standard">
        <draw:frame draw:style-name="gr1" draw:text-style-name="P1" draw:layer="layout" svg:width="3.5cm" svg:height="1.673cm" svg:x="3cm" svg:y="4cm">
          <draw:text-box>
            <text:p>liste utilisateur</text:p>
          </draw:text-box>
        </draw:frame>
        <draw:custom-shape draw:style-name="gr2" draw:text-style-name="P2" draw:layer="layout" svg:width="2.5cm" svg:height="1.75cm" svg:x="7.25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75cm" svg:x="11.5cm" svg:y="4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75cm" svg:x="7.25cm" svg:y="4cm">
          <text:p text:style-name="P2">su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75cm" svg:x="7.25cm" svg:y="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75cm" svg:x="11.5cm" svg:y="6.7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5cm" svg:height="2.5cm" svg:x="11.25cm" svg:y="3.75cm">
          <draw:text-box>
            <text:p>Modifier un apprentis</text:p>
          </draw:text-box>
        </draw:frame>
        <draw:frame draw:style-name="gr4" draw:text-style-name="P1" draw:layer="layout" svg:width="3.5cm" svg:height="2.5cm" svg:x="7cm" svg:y="6.5cm">
          <draw:text-box>
            <text:p>Ajouter un apprenti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10:33:27.290156777</meta:creation-date>
    <dc:date>2026-01-30T14:53:36.216313730</dc:date>
    <meta:editing-duration>PT2H8M34S</meta:editing-duration>
    <meta:editing-cycles>1</meta:editing-cycles>
    <meta:generator>LibreOffice/24.2.7.2$Linux_X86_64 LibreOffice_project/420$Build-2</meta:generator>
    <meta:document-statistic meta:object-count="13"/>
  </office:meta>
</office:document-meta>
</file>